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2.9" style:family="table-row">
      <style:table-row-properties style:min-row-height="1.722cm"/>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cm" fo:border="none"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paragraph-rsid="000956e8"/>
    </style:style>
    <style:style style:name="P4" style:family="paragraph" style:parent-style-name="Table_20_Contents">
      <style:text-properties officeooo:rsid="0009f263" officeooo:paragraph-rsid="0009f263"/>
    </style:style>
    <style:style style:name="P5" style:family="paragraph" style:parent-style-name="Text_20_body">
      <style:text-properties officeooo:rsid="000bb60b" officeooo:paragraph-rsid="000bb60b"/>
    </style:style>
    <style:style style:name="P6" style:family="paragraph" style:parent-style-name="Heading_20_1">
      <style:text-properties officeooo:rsid="000956e8" officeooo:paragraph-rsid="000956e8"/>
    </style:style>
    <style:style style:name="P7" style:family="paragraph" style:parent-style-name="Heading_20_1">
      <style:paragraph-properties fo:break-before="page"/>
      <style:text-properties officeooo:rsid="000956e8" officeooo:paragraph-rsid="000956e8"/>
    </style:style>
    <style:style style:name="P8" style:family="paragraph" style:parent-style-name="Table_20_Contents">
      <style:text-properties officeooo:rsid="000bfc09" officeooo:paragraph-rsid="000bfc09"/>
    </style:style>
    <style:style style:name="P9" style:family="paragraph" style:parent-style-name="Table_20_Contents">
      <style:text-properties style:text-underline-style="solid" style:text-underline-width="auto" style:text-underline-color="font-color" officeooo:rsid="000cb0a1" officeooo:paragraph-rsid="000cb0a1" fo:background-color="#ffff00"/>
    </style:style>
    <style:style style:name="P10" style:family="paragraph" style:parent-style-name="Table_20_Contents">
      <style:text-properties officeooo:rsid="000cb0a1" officeooo:paragraph-rsid="000cb0a1"/>
    </style:style>
    <style:style style:name="P11" style:family="paragraph" style:parent-style-name="Table_20_Contents">
      <style:text-properties officeooo:rsid="000bfc09" officeooo:paragraph-rsid="000bfc09" fo:background-color="#ffff00"/>
    </style:style>
    <style:style style:name="P12" style:family="paragraph" style:parent-style-name="Table_20_Contents">
      <style:text-properties officeooo:rsid="000cb0a1" officeooo:paragraph-rsid="000cb0a1" fo:background-color="#ffff00"/>
    </style:style>
    <style:style style:name="P13" style:family="paragraph" style:parent-style-name="Table_20_Contents">
      <style:text-properties fo:font-weight="bold" officeooo:rsid="000cb0a1" officeooo:paragraph-rsid="000cb0a1" style:font-weight-asian="bold" style:font-weight-complex="bold"/>
    </style:style>
    <style:style style:name="P14" style:family="paragraph" style:parent-style-name="Table_20_Contents">
      <style:text-properties officeooo:rsid="000e2373" officeooo:paragraph-rsid="000e2373"/>
    </style:style>
    <style:style style:name="P15" style:family="paragraph" style:parent-style-name="Text_20_body">
      <style:text-properties officeooo:rsid="000bfc09" officeooo:paragraph-rsid="000bfc09"/>
    </style:style>
    <style:style style:name="T1" style:family="text">
      <style:text-properties officeooo:rsid="0009f263"/>
    </style:style>
    <style:style style:name="T2" style:family="text">
      <style:text-properties style:text-underline-style="solid" style:text-underline-width="auto" style:text-underline-color="font-color"/>
    </style:style>
    <style:style style:name="T3" style:family="text">
      <style:text-properties officeooo:rsid="000bb60b"/>
    </style:style>
    <style:style style:name="T4" style:family="text">
      <style:text-properties officeooo:rsid="000bfc09"/>
    </style:style>
    <style:style style:name="T5"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Notas</text:h>
      <text:p text:style-name="P2">Día: <text:span text:style-name="T1">12</text:span>/<text:span text:style-name="T1">marzo</text:span>/2024</text:p>
      <text:p text:style-name="P2">Tema: <text:span text:style-name="T1">La evolución hacia la arquitectura de microservicio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4">Arquitectura d N capas</text:p>
          </table:table-cell>
          <table:table-cell table:style-name="Tabla1.A1" office:value-type="string">
            <text:p text:style-name="P4">Con esta arquitectura podemos diseñar aplicaciones que estén dividas en N capas, UI, data, testing, etc. Para al final tener varios proyectos separados, que l comunicarse y trabajar, crean una aplicación completa.</text:p>
          </table:table-cell>
        </table:table-row>
        <table:table-row>
          <table:table-cell table:style-name="Tabla1.A1" office:value-type="string">
            <text:p text:style-name="P4">Arquitectura monolítica</text:p>
          </table:table-cell>
          <table:table-cell table:style-name="Tabla1.A1" office:value-type="string">
            <text:p text:style-name="P4">En esta arquitectura, todos los componentes y equipos de trabajo laboran sobre un solo empaquetado, que corre en una sola pieza de sofware. </text:p>
            <text:p text:style-name="P4">Es muy usado si la lógica del programa no es muy complicada además de no ser propenso a cambios ya que hacer cambios en aplicaciones monolíticas es muy complicado. </text:p>
          </table:table-cell>
        </table:table-row>
        <table:table-row>
          <table:table-cell table:style-name="Tabla1.A1" office:value-type="string">
            <text:p text:style-name="P4">Microservicios</text:p>
          </table:table-cell>
          <table:table-cell table:style-name="Tabla1.A1" office:value-type="string">
            <text:p text:style-name="P4">Un microservicio es un servicio pequeño, pobremente acoplado y distribuido. Con microservicios se puede descomponer una aplicación grande en pequeñas piezas con actividades bien definidas.</text:p>
            <text:p text:style-name="P4">Usan protocolos como HTTP y JSON para intercambiar información entre el servicio del usuario y del proveedor.</text:p>
            <text:p text:style-name="P4">Ya que los microservicios están comunicados por medio de JSON comunmente, es posible que estos microservicios estén diseñados en diferentes tecnologías, lenguajes o implementaciones.</text:p>
          </table:table-cell>
        </table:table-row>
        <table:table-row>
          <table:table-cell table:style-name="Tabla1.A1" office:value-type="string">
            <text:p text:style-name="P4">¿Por qué microservicios? (Usuarios)</text:p>
          </table:table-cell>
          <table:table-cell table:style-name="Tabla1.A1" office:value-type="string">
            <text:p text:style-name="P4">Las aplicaciones de hoy en día requieren de comunicarse con múltiples servicios y bases de datos y que en muchas ocasiones no están dentro de la organización.</text:p>
            <text:p text:style-name="P4">Rápidas actualizaciones y funcionalidades nuevas.</text:p>
            <text:p text:style-name="P4">Aplicaciones capaces de escalar hacia arriba o hacia abajo dependiendo de la demanda de la aplicación.</text:p>
            <text:p text:style-name="P4">Problemas o fallas no deberían tirar por completo la aplicación.</text:p>
          </table:table-cell>
        </table:table-row>
        <table:table-row>
          <table:table-cell table:style-name="Tabla1.A1" office:value-type="string">
            <text:p text:style-name="P4">¿Por qué microservicios? (Desarr<text:span text:style-name="T3">olla</text:span>dores)</text:p>
          </table:table-cell>
          <table:table-cell table:style-name="Tabla1.A1" office:value-type="string">
            <text:p text:style-name="P4">Entre más pequeña sea la aplicación es más sencillo corregir los errores y desplegar.</text:p>
            <text:p text:style-name="P4">Errores pueden ser encontrados y aislados de una mejor manera y no tirar la app por completo.</text:p>
            <text:p text:style-name="P4">Podemos escalar la aplicación de una mejor forma, <text:soft-page-break/>al poder crear o destruir los microservicios necesarios.</text:p>
          </table:table-cell>
        </table:table-row>
        <table:table-row>
          <table:table-cell table:style-name="Tabla1.A1" office:value-type="string">
            <text:p text:style-name="P4">1.2</text:p>
          </table:table-cell>
          <table:table-cell table:style-name="Tabla1.A1" office:value-type="string">
            <text:p text:style-name="P4">Microservicios con Spring</text:p>
          </table:table-cell>
        </table:table-row>
        <table:table-row>
          <table:table-cell table:style-name="Tabla1.A1" office:value-type="string">
            <text:p text:style-name="P4">Spring</text:p>
          </table:table-cell>
          <table:table-cell table:style-name="Tabla1.A1" office:value-type="string">
            <text:p text:style-name="P4">Cuando los desarrolladores vieron que los equipos de trabajo se comenzaron a mover a la arquitectura de microservicios, lanzaron dos proyectos: Spring Boot y Spring Cloud</text:p>
          </table:table-cell>
        </table:table-row>
        <table:table-row>
          <table:table-cell table:style-name="Tabla1.A1" office:value-type="string">
            <text:p text:style-name="P4">Spring boot</text:p>
          </table:table-cell>
          <table:table-cell table:style-name="Tabla1.A1" office:value-type="string">
            <text:p text:style-name="P4">Es una extensión del framework de Spring y que proporciona una manera más sencilla de desplegar las apps creadas con el núcleo de Spring y se enfoca en apps REST.</text:p>
            <text:p text:style-name="P4">Servidor embebido</text:p>
            <text:p text:style-name="P4">Una configuración inicial sugerida por Spring (Starters)</text:p>
            <text:p text:style-name="P4">Configuración automática donde sea posible gracias a Spring</text:p>
            <text:p text:style-name="P4">Gran rango de características listas para producción, como metricas, seguridad, etc</text:p>
          </table:table-cell>
        </table:table-row>
        <table:table-row>
          <table:table-cell table:style-name="Tabla1.A1" office:value-type="string">
            <text:p text:style-name="P4">Beneficios de Spring Boot para microservicios</text:p>
          </table:table-cell>
          <table:table-cell table:style-name="Tabla1.A1" office:value-type="string">
            <text:p text:style-name="P4">Reduce el tiempo de desarrollo e incrementa la productividad</text:p>
            <text:p text:style-name="P4">Servidor HTTP embebido</text:p>
            <text:p text:style-name="P4">Evitar estar escribiendo código repetitivo</text:p>
            <text:p text:style-name="P4">Facilidad de integración con cualquier entorno Spring</text:p>
            <text:p text:style-name="P4">Muchos plugins para desarrollo</text:p>
          </table:table-cell>
        </table:table-row>
        <table:table-row>
          <table:table-cell table:style-name="Tabla1.A1" office:value-type="string">
            <text:p text:style-name="P4">Spring Cloud</text:p>
          </table:table-cell>
          <table:table-cell table:style-name="Tabla1.A1" office:value-type="string">
            <text:p text:style-name="P4">Hace más simple operar y desplegar microservicios en la nube pública o privada. Es un solo framework que con muchos otros frameworks de mantenimiento para el cloud.<text:span text:style-name="T2"/></text:p>
          </table:table-cell>
        </table:table-row>
      </table:table>
      <text:p text:style-name="P2">Resumen:</text:p>
      <text:p text:style-name="P5">Los microservicios son aplicaciones que se basan el pequeñas unidades de servicio que son desarrolladas individualmente por un equipo de trabajo, esto permite que se puedan comunicar de manera independiente mediante JSON, lo cual permite que los diferentes servicios puedan ser creados en diferentes lenguajes de programación o tecnologías. Los microservicios son beneficiosos tanto para los usuarios los cuales obtienen mejores actualizaciones, menos fallas de servicio y mejor escalabilidad, como para los desarrolladores, los cuales obtienen una manera más sencilla de desarrollo, mejor manera de deploy, aislamiento de errores y demás.</text:p>
      <text:p text:style-name="P5">Para la creación de microservicios, Spring es una opción muy viable, en donde Spring Boot es una extensión de Spring, que permite desarrollar y desplegar de manera más sencilla aplicaciones Spring.</text:p>
      <text:p text:style-name="P5">Spring cloud es un proyecto para poder desplegar, mantener y monitorizar aplicaciones en la nube, ya sea pública o privada.</text:p>
      <text:h text:style-name="P7" text:outline-level="1">Notas</text:h>
      <text:p text:style-name="P2">Día: <text:span text:style-name="T4">19</text:span>/<text:span text:style-name="T4">marzo</text:span>/2024</text:p>
      <text:p text:style-name="P2">Tema: <text:span text:style-name="T4">Arquitectura de microservicios</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8">Arquitectura de microservicios</text:p>
          </table:table-cell>
          <table:table-cell table:style-name="Tabla2.A1" office:value-type="string">
            <text:p text:style-name="P8">Serie de tecnologías y mecanismos por medio de los cuales un usuario actualiza y/o recupera información de una organización.</text:p>
          </table:table-cell>
        </table:table-row>
        <table:table-row>
          <table:table-cell table:style-name="Tabla2.A1" office:value-type="string">
            <text:p text:style-name="P8">1. Authenticate with <text:span text:style-name="T5">Keycloak </text:span></text:p>
          </table:table-cell>
          <table:table-cell table:style-name="Tabla2.A1" office:value-type="string">
            <text:p text:style-name="P8">Se realiza para que el usuario obtenga un token de autenticación.</text:p>
          </table:table-cell>
        </table:table-row>
        <table:table-row>
          <table:table-cell table:style-name="Tabla2.A1" office:value-type="string">
            <text:p text:style-name="P8">2. Request to <text:span text:style-name="T5">Spring Cloud API gateway </text:span></text:p>
          </table:table-cell>
          <table:table-cell table:style-name="Tabla2.A1" office:value-type="string">
            <text:p text:style-name="P8">Este es el punto de entrada para la arquitectura completa, este servicio se comunica con Eureka.</text:p>
          </table:table-cell>
        </table:table-row>
        <table:table-row>
          <table:table-cell table:style-name="Tabla2.A1" office:value-type="string">
            <text:p text:style-name="P8">3. <text:span text:style-name="T5">Eureka</text:span></text:p>
          </table:table-cell>
          <table:table-cell table:style-name="Tabla2.A1" office:value-type="string">
            <text:p text:style-name="P8">Se usa para el descubrimiento de servicios, recuperar las ubicaciones de la organización y los servicios de licencia para posteriormente la petición pueda llamar un servicio específico.</text:p>
          </table:table-cell>
        </table:table-row>
        <table:table-row>
          <table:table-cell table:style-name="Tabla2.A1" office:value-type="string">
            <text:p text:style-name="P8">4. Validar usuario (<text:span text:style-name="T5">Keycloak</text:span>)</text:p>
          </table:table-cell>
          <table:table-cell table:style-name="Tabla2.A1" office:value-type="string">
            <text:p text:style-name="P8">Una vez que el usuario llega al servicio de la organización, el servicio valida su token contra el keycloak para verificar si el usuario tiene permisos de continuar con el proceso.</text:p>
          </table:table-cell>
        </table:table-row>
        <table:table-row>
          <table:table-cell table:style-name="Tabla2.A1" office:value-type="string">
            <text:p text:style-name="P8">5. Regresar información (<text:span text:style-name="T5">HTTP</text:span>)</text:p>
          </table:table-cell>
          <table:table-cell table:style-name="Tabla2.A1" office:value-type="string">
            <text:p text:style-name="P8">Una vez validado, el servicio actualiza y/o regresa la información de la base de datos de la organización y la regresa hacia el usuario en forma de una respuesta HTTP</text:p>
          </table:table-cell>
        </table:table-row>
        <table:table-row>
          <table:table-cell table:style-name="Tabla2.A1" office:value-type="string">
            <text:p text:style-name="P8">6. Mensaje to <text:span text:style-name="T5">Kafka</text:span></text:p>
          </table:table-cell>
          <table:table-cell table:style-name="Tabla2.A1" office:value-type="string">
            <text:p text:style-name="P8">Como un camino alternativo, una vez que la información ha sido actualizada, el servicio manda un mensaje a Kafka, para que el servicio de licencias este al tanto de los cambios.</text:p>
          </table:table-cell>
        </table:table-row>
        <table:table-row table:style-name="Tabla2.9">
          <table:table-cell table:style-name="Tabla2.A1" office:value-type="string">
            <text:p text:style-name="P8">7. <text:span text:style-name="T5">Redis Store</text:span></text:p>
          </table:table-cell>
          <table:table-cell table:style-name="Tabla2.A1" office:value-type="string">
            <text:p text:style-name="P8">Una vez que el mensaje ha llegado a el servicio de licencias Redis almacena la información específica en la base de datos de Redis </text:p>
          </table:table-cell>
        </table:table-row>
        <table:table-row>
          <table:table-cell table:style-name="Tabla2.A1" office:value-type="string">
            <text:p text:style-name="P8">8. Logs y métricas </text:p>
          </table:table-cell>
          <table:table-cell table:style-name="Tabla2.A1" office:value-type="string">
            <text:p text:style-name="P8">A lo largo de todo este proceso la arquitectura hace uso del seguimiento de <text:span text:style-name="T5">Zipkin, Elasticsearch y Logstash</text:span> para manejar y desplejar los logs. Ademas del uso de <text:span text:style-name="T5">Spring Boot Actuator, Prometeus y Grafana</text:span> para exponer las métricas de la app.</text:p>
          </table:table-cell>
        </table:table-row>
      </table:table>
      <text:p text:style-name="P2">Resumen:</text:p>
      <text:p text:style-name="P15">La arquitectura de microservicios incluye diversas capas de seguridad, autentificación y recuperación de los datos. </text:p>
      <text:h text:style-name="P7" text:outline-level="1">Notas</text:h>
      <text:p text:style-name="P2">Día: <text:span text:style-name="T4">19</text:span>/<text:span text:style-name="T4">04</text:span>/2024</text:p>
      <text:p text:style-name="P2">Tema:<text:span text:style-name="T4">Nube y aplicaciones basadas en microservicios</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8">Path variables </text:p>
          </table:table-cell>
          <table:table-cell table:style-name="Tabla3.A1" office:value-type="string">
            <text:p text:style-name="P8">Son variables que son dadas por medio del URL (/&lt;variable&gt;)</text:p>
            <text:p text:style-name="P8"/>
            <text:p text:style-name="P10">Método:</text:p>
            <text:p text:style-name="P10">GetMapping(value=”/{variable}”)</text:p>
            <text:p text:style-name="P10"/>
            <text:p text:style-name="P10">@PathVariable(“nombre”) tipo &lt;nombre en Mjava&gt;</text:p>
            <text:p text:style-name="P10">^ Parámetro de java method</text:p>
          </table:table-cell>
        </table:table-row>
        <table:table-row>
          <table:table-cell table:style-name="Tabla3.A1" office:value-type="string">
            <text:p text:style-name="P8">RequestParam</text:p>
          </table:table-cell>
          <table:table-cell table:style-name="Tabla3.A1" office:value-type="string">
            <text:p text:style-name="P8">Es una variable que es requerida por el método para realizar su tarea.</text:p>
            <text:p text:style-name="P8">(?parametro=&lt;valor&gt;)</text:p>
            <text:p text:style-name="P8"/>
            <text:p text:style-name="P10">Método:</text:p>
            <text:p text:style-name="P10">@RequestParam(“nombre”) tipo &lt;nombre en Mjava&gt;</text:p>
            <text:p text:style-name="P10">^Parámetro em java method</text:p>
          </table:table-cell>
        </table:table-row>
        <table:table-row>
          <table:table-cell table:style-name="Tabla3.A1" office:value-type="string">
            <text:p text:style-name="P11">Route mapping</text:p>
          </table:table-cell>
          <table:table-cell table:style-name="Tabla3.A1" office:value-type="string">
            <text:p text:style-name="P8">Spring boot analiza gramaticalmente la petición HTTP y mapea la ruta basado en el verbo de la petición, el URL, y los posibles parámetros definidos por el URL. Una ruta se mapea hacia el método dentro del controlador de Spring.</text:p>
          </table:table-cell>
        </table:table-row>
        <table:table-row>
          <table:table-cell table:style-name="Tabla3.A1" office:value-type="string">
            <text:p text:style-name="P11">Parameters destructing </text:p>
          </table:table-cell>
          <table:table-cell table:style-name="Tabla3.A1" office:value-type="string">
            <text:p text:style-name="P8">Una vez que se ha resuelto la ruta, se mapea cualquier parámetro dentro de la ruta para poder pasarlo aun método de Java, el cual realizará el trabajo.</text:p>
          </table:table-cell>
        </table:table-row>
        <table:table-row>
          <table:table-cell table:style-name="Tabla3.A1" office:value-type="string">
            <text:p text:style-name="P9">JSON to Java object mappping </text:p>
          </table:table-cell>
          <table:table-cell table:style-name="Tabla3.A1" office:value-type="string">
            <text:p text:style-name="P10">Para un POST o PUT, un JSON es pasado en el cuerpo del HTTP es mapeado a un objeto de Java</text:p>
          </table:table-cell>
        </table:table-row>
        <table:table-row>
          <table:table-cell table:style-name="Tabla3.A1" office:value-type="string">
            <text:p text:style-name="P12">Ejecución de la lógica de negocio</text:p>
          </table:table-cell>
          <table:table-cell table:style-name="Tabla3.A1" office:value-type="string">
            <text:p text:style-name="P10">Una vez que todos los datos necesarios han sido mapeados, Spring Boot ejecuta la lógica de negocio necesaria.</text:p>
          </table:table-cell>
        </table:table-row>
        <table:table-row>
          <table:table-cell table:style-name="Tabla3.A1" office:value-type="string">
            <text:p text:style-name="P12">Java to JSON</text:p>
          </table:table-cell>
          <table:table-cell table:style-name="Tabla3.A1" office:value-type="string">
            <text:p text:style-name="P10">Una vez que se ha ejecutado la lógica de negocio, Spring Boot mapea un objeto de Java a un JSON, para que de esa manera el cliente reciba su respuesta en forma de JSON.</text:p>
          </table:table-cell>
        </table:table-row>
        <table:table-row>
          <table:table-cell table:style-name="Tabla3.A1" office:value-type="string">
            <text:p text:style-name="P10">Objetos</text:p>
          </table:table-cell>
          <table:table-cell table:style-name="Tabla3.A1" office:value-type="string">
            <text:p text:style-name="P10">Se deben crear objetos de Java para poder mapear los JSON a mandar</text:p>
          </table:table-cell>
        </table:table-row>
        <table:table-row>
          <table:table-cell table:style-name="Tabla3.A1" office:value-type="string">
            <text:p text:style-name="P10">Despliegue con Maven </text:p>
          </table:table-cell>
          <table:table-cell table:style-name="Tabla3.A1" office:value-type="string">
            <text:p text:style-name="P10">Mvn spring-boot:run</text:p>
          </table:table-cell>
        </table:table-row>
        <table:table-row>
          <table:table-cell table:style-name="Tabla3.A1" office:value-type="string">
            <text:p text:style-name="P10">Gradle</text:p>
          </table:table-cell>
          <table:table-cell table:style-name="Tabla3.A1" office:value-type="string">
            <text:p text:style-name="P10">Hace uso de Groovy-based DSL para declarar la configuración del proyecto.</text:p>
          </table:table-cell>
        </table:table-row>
        <text:soft-page-break/>
        <table:table-row>
          <table:table-cell table:style-name="Tabla3.A1" office:value-type="string">
            <text:p text:style-name="P10">Maven</text:p>
          </table:table-cell>
          <table:table-cell table:style-name="Tabla3.A1" office:value-type="string">
            <text:p text:style-name="P10">Hace uso de XML para declarar la configuración del proyecto</text:p>
          </table:table-cell>
        </table:table-row>
        <table:table-row>
          <table:table-cell table:style-name="Tabla3.A1" office:value-type="string">
            <text:p text:style-name="P10">Petición POST</text:p>
          </table:table-cell>
          <table:table-cell table:style-name="Tabla3.A1" office:value-type="string">
            <text:p text:style-name="P10">Se recomienda realizar solo cuando vamos a crear nuevos registros en nuestro servicio.</text:p>
          </table:table-cell>
        </table:table-row>
        <table:table-row>
          <table:table-cell table:style-name="Tabla3.A1" office:value-type="string">
            <text:p text:style-name="P10">Cómputo en la nube </text:p>
          </table:table-cell>
          <table:table-cell table:style-name="Tabla3.A1" office:value-type="string">
            <text:p text:style-name="P10">Es la entrega de servicios de cómputo y servicios de TI virtualizados (bases de datos, redes, software, análisis y más), atravéz de internet para proveer de un ambiente seguro, flexible y fácil de usar.</text:p>
            <text:p text:style-name="P10">Tiene ventajas para el usuario como poca capacitación para iniciar y mantenimiento, escalabilidad y demás.</text:p>
            <text:p text:style-name="P10">Permite al usuario decidir el nivel de control sobre la información y los servicios que se le ofrecen, estos modelos de control son conocidos como XaaS, Anything as a Service.</text:p>
          </table:table-cell>
        </table:table-row>
        <table:table-row>
          <table:table-cell table:style-name="Tabla3.A1" office:value-type="string">
            <text:p text:style-name="P10">Infraestructure as a Service </text:p>
          </table:table-cell>
          <table:table-cell table:style-name="Tabla3.A1" office:value-type="string">
            <text:p text:style-name="P10">Permite el acceso a los recursos como servidores, almacenamiento y redes. El usuario es responsable de todo lo relacionado a el mantenimiento de la infraestructura y de la escalabilidad de la app.</text:p>
            <text:p text:style-name="P13">AWS EC2 <text:s text:c="3"/>Azure virtual machines <text:s text:c="3"/>Google compute engine <text:s text:c="3"/>Kubernetes</text:p>
          </table:table-cell>
        </table:table-row>
        <table:table-row>
          <table:table-cell table:style-name="Tabla3.A1" office:value-type="string">
            <text:p text:style-name="P10">Container as a Service</text:p>
          </table:table-cell>
          <table:table-cell table:style-name="Tabla3.A1" office:value-type="string">
            <text:p text:style-name="P10">Modelo intermedio entre IaaS y PaaS, se refiere a una forma de virtualización basada en contenedores, no se maneja la VM, en lugar, se despliegan los mircroservicios en contenedor virtual portable. El proveedor se encarga de construir, desplegar, monitorizar y escalar los contenedores.</text:p>
            <text:p text:style-name="P13">Google container engine <text:s text:c="3"/>Elastic Container service(AWS)</text:p>
          </table:table-cell>
        </table:table-row>
        <table:table-row>
          <table:table-cell table:style-name="Tabla3.A1" office:value-type="string">
            <text:p text:style-name="P10">Platform as a Service</text:p>
          </table:table-cell>
          <table:table-cell table:style-name="Tabla3.A1" office:value-type="string">
            <text:p text:style-name="P10">Proporciona una plataforma y un ambiente que le permite a los usuarios enfocarse en el desarrollo y el mantenimiento de sus aplicaciones, se olvida de la administración del sistema operativo, bases de datos, hosting, almacenamiento, red, etc.</text:p>
            <text:p text:style-name="P10">Las aplicaciones pueden ser creadas con herramientas proporcionadas por el mismo proveedor de servicios.</text:p>
            <text:p text:style-name="P13">Google app engine <text:s text:c="3"/>Cloud foundry <text:s text:c="3"/>Heroku <text:s text:c="2"/>AWS Elastic Beanstall</text:p>
          </table:table-cell>
        </table:table-row>
        <table:table-row>
          <table:table-cell table:style-name="Tabla3.A1" office:value-type="string">
            <text:p text:style-name="P10">Function as a Service</text:p>
          </table:table-cell>
          <table:table-cell table:style-name="Tabla3.A1" office:value-type="string">
            <text:p text:style-name="P10">Conocido como Serverless, ejecuta funcionalidades en la nube del proveedor. Permite el despliegue de servicios sin preocuparnos por el escalado o administración del servidor, lo cual permite enfocarnos en subir nuestras funciones sin el manejo de nada relacionado a la infraestructura.</text:p>
            <text:p text:style-name="P13">AWS Lambda <text:s text:c="3"/>Google cloud functions <text:s text:c="3"/>Azure functions</text:p>
          </table:table-cell>
        </table:table-row>
        <table:table-row>
          <table:table-cell table:style-name="Tabla3.A1" office:value-type="string">
            <text:p text:style-name="P10">Software as a Service</text:p>
          </table:table-cell>
          <table:table-cell table:style-name="Tabla3.A1" office:value-type="string">
            <text:p text:style-name="P10">También conocido como Software en demanda, <text:soft-page-break/>permite a los usuarios hacer uso de una aplicación sin siquiera deplegarla y mantenerla. En la mayoría de los casos mediante un browser. Todo es manejado por el proveedor, database, network, storage, virtualización, sistema operativo, red, etc.</text:p>
            <text:p text:style-name="P13">Salesforce <text:s text:c="3"/>SAP <text:s text:c="3"/>Google business</text:p>
          </table:table-cell>
        </table:table-row>
        <table:table-row>
          <table:table-cell table:style-name="Tabla3.A1" office:value-type="string">
            <text:p text:style-name="P10">¿Por que la nube y microservicios?</text:p>
          </table:table-cell>
          <table:table-cell table:style-name="Tabla3.A1" office:value-type="string">
            <text:p text:style-name="P10">Los microservicios deben poder ser levantados de manera rápida y cada instancia de un servicio debe ser indistinguible de cualquier otra. Por lo que es importante saber como y donde desplegar los microservicios.</text:p>
          </table:table-cell>
        </table:table-row>
        <table:table-row>
          <table:table-cell table:style-name="Tabla3.A1" office:value-type="string">
            <text:p text:style-name="P10">Despliegue en servidor físico</text:p>
          </table:table-cell>
          <table:table-cell table:style-name="Tabla3.A1" office:value-type="string">
            <text:p text:style-name="P10">Están restringidos, ya que no pueden ser escalables y se convierte en demasiado costoso poder escalar los servicios horizontalmente.</text:p>
          </table:table-cell>
        </table:table-row>
        <table:table-row>
          <table:table-cell table:style-name="Tabla3.A1" office:value-type="string">
            <text:p text:style-name="P14">Despliegue en Imagenes de máquinas virtuales </text:p>
          </table:table-cell>
          <table:table-cell table:style-name="Tabla3.A1" office:value-type="string">
            <text:p text:style-name="P14">Las máquinas virtuales son el alma y corazón de los proveedores de servicios de cloud. Los microservicios se caracterizan por poder encender o apagar instancias con base en la escalabilidad y los eventos de fallo.</text:p>
          </table:table-cell>
        </table:table-row>
        <table:table-row>
          <table:table-cell table:style-name="Tabla3.A1" office:value-type="string">
            <text:p text:style-name="P14">Contenedor virtual</text:p>
          </table:table-cell>
          <table:table-cell table:style-name="Tabla3.A1" office:value-type="string">
            <text:p text:style-name="P14">Son una extensión natural de desplegar el servicio en una VM. En lugar de desplegar los servicios en una VM entera, contenedores virtuales corren dentro de una misma VM, así varios servicios pueden compartir una misma imagen, así, multiples instancias de un servicio pueden ser levantadas de manera rápida, en una IaaS pública o privada</text:p>
          </table:table-cell>
        </table:table-row>
        <table:table-row>
          <table:table-cell table:style-name="Tabla3.A1" office:value-type="string">
            <text:p text:style-name="P14">Elastisidad</text:p>
          </table:table-cell>
          <table:table-cell table:style-name="Tabla3.A1" office:value-type="string">
            <text:p text:style-name="P14">Ya que los microservicios son tan flexibles, permiten aumentar o disminuir la cantidad de servicios activos, permite el uso correcto de los recursos y evitar cargos extra.</text:p>
            <text:p text:style-name="P14">También significa que podemos crear nuevas instancias del servicio en caso de falla y mantener la app viva en lo que puede ser arreglado el problema.</text:p>
          </table:table-cell>
        </table:table-row>
        <table:table-row>
          <table:table-cell table:style-name="Tabla3.A1" office:value-type="string">
            <text:p text:style-name="P10"/>
          </table:table-cell>
          <table:table-cell table:style-name="Tabla3.A1" office:value-type="string">
            <text:p text:style-name="P10"/>
          </table:table-cell>
        </table:table-row>
      </table:table>
      <text:p text:style-name="P2"/>
      <text:p text:style-name="P2">Resumen:</text:p>
      <text:p text:style-name="P2"/>
      <text:h text:style-name="P7"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2:19:18.911009210</meta:creation-date>
    <dc:title>Notas</dc:title>
    <meta:editing-duration>PT7H21M32S</meta:editing-duration>
    <meta:editing-cycles>6</meta:editing-cycles>
    <meta:generator>LibreOffice/7.5.9.2$Linux_X86_64 LibreOffice_project/50$Build-2</meta:generator>
    <dc:date>2024-03-19T13:58:59.322210647</dc:date>
    <meta:document-statistic meta:table-count="4" meta:image-count="0" meta:object-count="0" meta:page-count="7" meta:paragraph-count="145" meta:word-count="1716" meta:character-count="11061" meta:non-whitespace-character-count="9444"/>
    <meta:template xlink:type="simple" xlink:actuate="onRequest" xlink:title="Notas" xlink:href="../../../../../Plantillas/Notas.ott" meta:date="2024-03-12T12:19:17.681483582"/>
  </office:meta>
</office:document-meta>
</file>